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color="#000000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ans"/>
    </style:style>
    <style:style style:name="ce11" style:family="table-cell" style:parent-style-name="Default">
      <style:table-cell-properties fo:background-color="transparent" fo:border="none"/>
      <style:text-properties fo:color="#000000"/>
    </style:style>
    <style:style style:name="ce7" style:family="table-cell" style:parent-style-name="Default">
      <style:table-cell-properties fo:border="none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fo:color="#000000"/>
    </style:style>
    <style:style style:name="ce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80.11pt" svg:y="145.16pt">
            <draw:object draw:notify-on-update-of-ranges="Sheet1.A1:Sheet1.A3 Sheet1.A4:Sheet1.A8 Sheet1.C2:Sheet1.C3 Sheet1.C4:Sheet1.C8 Sheet1.D2:Sheet1.D3 Sheet1.D4:Sheet1.D8 Sheet1.E2:Sheet1.E3 Sheet1.E4:Sheet1.E8 Sheet1.F2:Sheet1.F3 Sheet1.F4:Sheet1.F6 Sheet1.G2:Sheet1.G3 Sheet1.G4:Sheet1.G7 Sheet1.H2:Sheet1.H3 Sheet1.H4:Sheet1.H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704.01pt" svg:y="140.83pt">
            <draw:object draw:notify-on-update-of-ranges="Sheet1.A4:Sheet1.A8 Sheet1.C2:Sheet1.C3 Sheet1.J4:Sheet1.J8 Sheet1.D2:Sheet1.D3 Sheet1.K4:Sheet1.K7 Sheet1.E2:Sheet1.E3 Sheet1.L4:Sheet1.L8 Sheet1.F2:Sheet1.F3 Sheet1.M4:Sheet1.M8 Sheet1.G2:Sheet1.G3 Sheet1.N4:Sheet1.N8 Sheet1.H2:Sheet1.H3 Sheet1.O4:Sheet1.O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9" table:default-cell-style-name="Default"/>
        <table:table-row table:style-name="ro1">
          <table:table-cell/>
          <table:table-cell table:style-name="ce1" office:value-type="string" calcext:value-type="string" table:number-columns-spanned="7" table:number-rows-spanned="1">
            <text:p>LAB-104</text:p>
          </table:table-cell>
          <table:covered-table-cell table:style-name="ce6"/>
          <table:covered-table-cell table:number-columns-repeated="2" table:style-name="ce11"/>
          <table:covered-table-cell table:style-name="ce6"/>
          <table:covered-table-cell table:number-columns-repeated="2" table:style-name="ce11"/>
          <table:table-cell table:style-name="ce14" office:value-type="string" calcext:value-type="string" table:number-columns-spanned="7" table:number-rows-spanned="1">
            <text:p>CENAT</text:p>
          </table:table-cell>
          <table:covered-table-cell table:style-name="ce6"/>
          <table:covered-table-cell table:number-columns-repeated="2" table:style-name="ce11"/>
          <table:covered-table-cell table:style-name="ce6"/>
          <table:covered-table-cell table:number-columns-repeated="2" table:style-name="ce11"/>
        </table:table-row>
        <table:table-row table:style-name="ro1">
          <table:table-cell table:number-columns-repeated="2"/>
          <table:table-cell table:style-name="ce6" office:value-type="string" calcext:value-type="string">
            <text:p>Test</text:p>
          </table:table-cell>
          <table:table-cell table:number-columns-repeated="2" table:style-name="ce11" office:value-type="string" calcext:value-type="string">
            <text:p>Test</text:p>
          </table:table-cell>
          <table:table-cell table:number-columns-repeated="3" table:style-name="ce13" office:value-type="string" calcext:value-type="string">
            <text:p>Crime</text:p>
          </table:table-cell>
          <table:table-cell table:style-name="ce11"/>
          <table:table-cell table:style-name="ce6" office:value-type="string" calcext:value-type="string" table:number-columns-spanned="3" table:number-rows-spanned="1">
            <text:p>Test</text:p>
          </table:table-cell>
          <table:covered-table-cell table:number-columns-repeated="2" table:style-name="ce11"/>
          <table:table-cell table:style-name="ce6" office:value-type="string" calcext:value-type="string" table:number-columns-spanned="3" table:number-rows-spanned="1">
            <text:p>Crime</text:p>
          </table:table-cell>
          <table:covered-table-cell table:number-columns-repeated="2" table:style-name="ce11"/>
        </table:table-row>
        <table:table-row table:style-name="ro1">
          <table:table-cell/>
          <table:table-cell office:value-type="string" calcext:value-type="string">
            <text:p>Workers</text:p>
          </table:table-cell>
          <table:table-cell table:style-name="ce3" office:value-type="string" calcext:value-type="string">
            <text:p>Tiempo</text:p>
          </table:table-cell>
          <table:table-cell table:style-name="ce7" office:value-type="string" calcext:value-type="string">
            <text:p>Speedup</text:p>
          </table:table-cell>
          <table:table-cell table:style-name="ce7" office:value-type="string" calcext:value-type="string">
            <text:p>Eficiencia</text:p>
          </table:table-cell>
          <table:table-cell table:style-name="ce7" office:value-type="string" calcext:value-type="string">
            <text:p>Tiempo</text:p>
          </table:table-cell>
          <table:table-cell table:style-name="ce7" office:value-type="string" calcext:value-type="string">
            <text:p>Speedup</text:p>
          </table:table-cell>
          <table:table-cell table:style-name="ce7" office:value-type="string" calcext:value-type="string">
            <text:p>Eficiencia</text:p>
          </table:table-cell>
          <table:table-cell table:style-name="ce7" office:value-type="string" calcext:value-type="string">
            <text:p>Workers</text:p>
          </table:table-cell>
          <table:table-cell table:style-name="ce3" office:value-type="string" calcext:value-type="string">
            <text:p>Tiempo</text:p>
          </table:table-cell>
          <table:table-cell table:style-name="ce7" office:value-type="string" calcext:value-type="string">
            <text:p>Speedup</text:p>
          </table:table-cell>
          <table:table-cell table:style-name="ce7" office:value-type="string" calcext:value-type="string">
            <text:p>Eficiencia</text:p>
          </table:table-cell>
          <table:table-cell table:style-name="ce7" office:value-type="string" calcext:value-type="string">
            <text:p>Tiempo</text:p>
          </table:table-cell>
          <table:table-cell table:style-name="ce7" office:value-type="string" calcext:value-type="string">
            <text:p>Speedup</text:p>
          </table:table-cell>
          <table:table-cell table:style-name="ce7" office:value-type="string" calcext:value-type="string">
            <text:p>Eficiencia</text:p>
          </table:table-cell>
        </table:table-row>
        <table:table-row table:style-name="ro1">
          <table:table-cell office:value-type="string" calcext:value-type="string">
            <text:p>Serial</text:p>
          </table:table-cell>
          <table:table-cell/>
          <table:table-cell office:value-type="float" office:value="1143.727" calcext:value-type="float">
            <text:p>1143.7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1057" calcext:value-type="float">
            <text:p>14105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C4]*3.82" office:value-type="float" office:value="4369.03714" calcext:value-type="float">
            <text:p>4369.03714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float" office:value="604402.2" calcext:value-type="float">
            <text:p>604402.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threads 16</text:p>
          </table:table-cell>
          <table:table-cell office:value-type="float" office:value="16" calcext:value-type="float">
            <text:p>16</text:p>
          </table:table-cell>
          <table:table-cell office:value-type="float" office:value="12315.6814" calcext:value-type="float">
            <text:p>12315.6814</text:p>
          </table:table-cell>
          <table:table-cell table:style-name="ce5" table:formula="of:=[.$C$4]/[.C5]" office:value-type="float" office:value="0.0928675371547043" calcext:value-type="float">
            <text:p>0.092867537154704</text:p>
          </table:table-cell>
          <table:table-cell table:formula="of:=[.$C$4]/([.B5]*[.C5])" office:value-type="float" office:value="0.00580422107216902" calcext:value-type="float">
            <text:p>0.005804221072169</text:p>
          </table:table-cell>
          <table:table-cell table:formula="of:=+726.894*45" office:value-type="float" office:value="32710.23" calcext:value-type="float">
            <text:p>32710.23</text:p>
          </table:table-cell>
          <table:table-cell table:style-name="ce5" table:formula="of:=[.$F$4]/[.F5]" office:value-type="float" office:value="4.31232064097379" calcext:value-type="float">
            <text:p>4.31232064097379</text:p>
          </table:table-cell>
          <table:table-cell table:formula="of:=[.$F$4]/([.B5]*[.F5])" office:value-type="float" office:value="0.269520040060862" calcext:value-type="float">
            <text:p>0.269520040060862</text:p>
          </table:table-cell>
          <table:table-cell office:value-type="float" office:value="256" calcext:value-type="float">
            <text:p>256</text:p>
          </table:table-cell>
          <table:table-cell table:formula="of:=[.J4]*10.77" office:value-type="float" office:value="47054.5299978" calcext:value-type="float">
            <text:p>47054.5299978</text:p>
          </table:table-cell>
          <table:table-cell table:formula="of:=[.J4]/[.J5]" office:value-type="float" office:value="0.0928505106778087" calcext:value-type="float">
            <text:p>0.092850510677809</text:p>
          </table:table-cell>
          <table:table-cell table:formula="of:=[.K5]*(1/[.I5])" office:value-type="float" office:value="0.00036269730733519" calcext:value-type="float">
            <text:p>0.000362697307335</text:p>
          </table:table-cell>
          <table:table-cell table:formula="of:=4113.18*45" office:value-type="float" office:value="185093.1" calcext:value-type="float">
            <text:p>185093.1</text:p>
          </table:table-cell>
          <table:table-cell table:formula="of:=[.$M$4]/[.M5]" office:value-type="float" office:value="3.26539563063129" calcext:value-type="float">
            <text:p>3.26539563063129</text:p>
          </table:table-cell>
          <table:table-cell table:formula="of:=[.$M$4]/([.I5]*[.M5])" office:value-type="float" office:value="0.0127554516821535" calcext:value-type="float">
            <text:p>0.012755451682154</text:p>
          </table:table-cell>
        </table:table-row>
        <table:table-row table:style-name="ro1">
          <table:table-cell office:value-type="string" calcext:value-type="string">
            <text:p>Pthreads 32</text:p>
          </table:table-cell>
          <table:table-cell office:value-type="float" office:value="32" calcext:value-type="float">
            <text:p>32</text:p>
          </table:table-cell>
          <table:table-cell table:style-name="ce5" table:formula="of:=1.11*[.C5]" office:value-type="float" office:value="13670.406354" calcext:value-type="float">
            <text:p>13670.406354</text:p>
          </table:table-cell>
          <table:table-cell table:style-name="ce5" table:formula="of:=[.$C$4]/[.C6]" office:value-type="float" office:value="0.0836644478871209" calcext:value-type="float">
            <text:p>0.083664447887121</text:p>
          </table:table-cell>
          <table:table-cell table:formula="of:=[.$C$4]/([.B6]*[.C6])" office:value-type="float" office:value="0.00261451399647253" calcext:value-type="float">
            <text:p>0.002614513996473</text:p>
          </table:table-cell>
          <table:table-cell table:formula="of:=808.02*45" office:value-type="float" office:value="36360.9" calcext:value-type="float">
            <text:p>36360.9</text:p>
          </table:table-cell>
          <table:table-cell table:style-name="ce5" table:formula="of:=[.$F$4]/[.F6]" office:value-type="float" office:value="3.87935942179649" calcext:value-type="float">
            <text:p>3.87935942179649</text:p>
          </table:table-cell>
          <table:table-cell table:formula="of:=[.$F$4]/([.B6]*[.F6])" office:value-type="float" office:value="0.12122998193114" calcext:value-type="float">
            <text:p>0.12122998193114</text:p>
          </table:table-cell>
          <table:table-cell office:value-type="float" office:value="512" calcext:value-type="float">
            <text:p>512</text:p>
          </table:table-cell>
          <table:table-cell table:formula="of:=[.J5]*1.11" office:value-type="float" office:value="52230.528297558" calcext:value-type="float">
            <text:p>52230.528297558</text:p>
          </table:table-cell>
          <table:table-cell table:formula="of:=[.J4]/[.J6]" office:value-type="float" office:value="0.0836491087187466" calcext:value-type="float">
            <text:p>0.083649108718747</text:p>
          </table:table-cell>
          <table:table-cell table:formula="of:=[.K6]*(1/[.I6])" office:value-type="float" office:value="0.000163377165466302" calcext:value-type="float">
            <text:p>0.000163377165466</text:p>
          </table:table-cell>
          <table:table-cell table:formula="of:=7570.48*45" office:value-type="float" office:value="340671.6" calcext:value-type="float">
            <text:p>340671.6</text:p>
          </table:table-cell>
          <table:table-cell table:formula="of:=[.$M$4]/[.M6]" office:value-type="float" office:value="1.77414906320339" calcext:value-type="float">
            <text:p>1.77414906320339</text:p>
          </table:table-cell>
          <table:table-cell table:formula="of:=[.$M$4]/([.I6]*[.M6])" office:value-type="float" office:value="0.00346513488906912" calcext:value-type="float">
            <text:p>0.003465134889069</text:p>
          </table:table-cell>
        </table:table-row>
        <table:table-row table:style-name="ro1">
          <table:table-cell office:value-type="string" calcext:value-type="string">
            <text:p>OpenMp 16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Mp 32</text:p>
          </table:table-cell>
          <table:table-cell office:value-type="float" office:value="32" calcext:value-type="float">
            <text:p>32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  <table:table-cell office:value-type="float" office:value="512" calcext:value-type="float">
            <text:p>51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30">00/00/0000</text:date>, <text:time style:data-style-name="N2" text:time-value="10:54:57.6808835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22:48:22.592822420</meta:creation-date>
    <dc:date>2018-11-30T11:25:06.372114333</dc:date>
    <meta:editing-duration>PT32M3S</meta:editing-duration>
    <meta:editing-cycles>6</meta:editing-cycles>
    <meta:generator>LibreOffice/5.4.7.2$Linux_X86_64 LibreOffice_project/40$Build-2</meta:generator>
    <meta:document-statistic meta:table-count="1" meta:cell-count="69" meta:object-count="2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0 1" chart:style-name="ch1">
        <chart:title svg:x="7.07cm" svg:y="0.316cm" chart:style-name="ch2">
          <text:p>LAB-104</text:p>
        </chart:title>
        <chart:legend chart:legend-position="end" svg:x="12.142cm" svg:y="2.956cm" style:legend-expansion="high" chart:style-name="ch3"/>
        <chart:plot-area chart:style-name="ch4" table:cell-range-address="Sheet1.A1:Sheet1.A8 Sheet1.C2:Sheet1.E8 Sheet1.F2:Sheet1.F6 Sheet1.G2:Sheet1.G7 Sheet1.H2:Sheet1.H6" chart:data-source-has-labels="both" svg:x="0.32cm" svg:y="1.275cm" svg:width="11.502cm" svg:height="7.545cm">
          <chartooo:coordinate-region svg:x="1.497cm" svg:y="1.923cm" svg:width="8.777cm" svg:height="6.25cm"/>
          <chart:axis chart:dimension="x" chart:name="primary-x" chart:style-name="ch5" chartooo:axis-type="auto">
            <chartooo:date-scale/>
            <chart:categories table:cell-range-address="Sheet1.A4:Sheet1.A8"/>
          </chart:axis>
          <chart:axis chart:dimension="x" chart:name="secondary-x" chart:style-name="ch6"/>
          <chart:axis chart:dimension="y" chart:name="primary-y" chart:style-name="ch5">
            <chart:grid chart:style-name="ch7" chart:class="major"/>
          </chart:axis>
          <chart:axis chart:dimension="y" chart:name="secondary-y" chart:style-name="ch6"/>
          <chart:series chart:attached-axis="primary-y" chart:style-name="ch8" chart:values-cell-range-address="Sheet1.C4:Sheet1.C8" chart:label-cell-address="Sheet1.C2:Sheet1.C3" chart:class="chart:line">
            <chart:data-point chart:repeated="5"/>
          </chart:series>
          <chart:series chart:attached-axis="primary-y" chart:style-name="ch9" chart:values-cell-range-address="Sheet1.D4:Sheet1.D8" chart:label-cell-address="Sheet1.D2:Sheet1.D3" chart:class="chart:line">
            <chart:data-point chart:repeated="5"/>
          </chart:series>
          <chart:series chart:attached-axis="primary-y" chart:style-name="ch10" chart:values-cell-range-address="Sheet1.E4:Sheet1.E8" chart:label-cell-address="Sheet1.E2:Sheet1.E3" chart:class="chart:line">
            <chart:data-point chart:repeated="5"/>
          </chart:series>
          <chart:series chart:attached-axis="primary-y" chart:style-name="ch11" chart:values-cell-range-address="Sheet1.F4:Sheet1.F6" chart:label-cell-address="Sheet1.F2:Sheet1.F3" chart:class="chart:line">
            <chart:data-point chart:repeated="3"/>
          </chart:series>
          <chart:series chart:attached-axis="primary-y" chart:style-name="ch12" chart:values-cell-range-address="Sheet1.G4:Sheet1.G7" chart:label-cell-address="Sheet1.G2:Sheet1.G3" chart:class="chart:line">
            <chart:data-point chart:repeated="4"/>
          </chart:series>
          <chart:series chart:attached-axis="primary-y" chart:style-name="ch13" chart:values-cell-range-address="Sheet1.H4:Sheet1.H6" chart:label-cell-address="Sheet1.H2:Sheet1.H3" chart:class="chart:line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 Tiempo</text:p>
                <text:list>
                  <text:list-item>
                    <text:p>Test</text:p>
                  </text:list-item>
                  <text:list-item>
                    <text:p>Tiempo</text:p>
                  </text:list-item>
                </text:list>
                <draw:g>
                  <svg:desc>Sheet1.C2:Sheet1.C3</svg:desc>
                </draw:g>
              </table:table-cell>
              <table:table-cell office:value-type="string">
                <text:p>Test Speedup</text:p>
                <text:list>
                  <text:list-item>
                    <text:p>Test</text:p>
                  </text:list-item>
                  <text:list-item>
                    <text:p>Speedup</text:p>
                  </text:list-item>
                </text:list>
                <draw:g>
                  <svg:desc>Sheet1.D2:Sheet1.D3</svg:desc>
                </draw:g>
              </table:table-cell>
              <table:table-cell office:value-type="string">
                <text:p>Test Eficiencia</text:p>
                <text:list>
                  <text:list-item>
                    <text:p>Test</text:p>
                  </text:list-item>
                  <text:list-item>
                    <text:p>Eficiencia</text:p>
                  </text:list-item>
                </text:list>
                <draw:g>
                  <svg:desc>Sheet1.E2:Sheet1.E3</svg:desc>
                </draw:g>
              </table:table-cell>
              <table:table-cell office:value-type="string">
                <text:p>Crime Tiempo</text:p>
                <text:list>
                  <text:list-item>
                    <text:p>Crime</text:p>
                  </text:list-item>
                  <text:list-item>
                    <text:p>Tiempo</text:p>
                  </text:list-item>
                </text:list>
                <draw:g>
                  <svg:desc>Sheet1.F2:Sheet1.F3</svg:desc>
                </draw:g>
              </table:table-cell>
              <table:table-cell office:value-type="string">
                <text:p>Crime Speedup</text:p>
                <text:list>
                  <text:list-item>
                    <text:p>Crime</text:p>
                  </text:list-item>
                  <text:list-item>
                    <text:p>Speedup</text:p>
                  </text:list-item>
                </text:list>
                <draw:g>
                  <svg:desc>Sheet1.G2:Sheet1.G3</svg:desc>
                </draw:g>
              </table:table-cell>
              <table:table-cell office:value-type="string">
                <text:p>Crime Eficiencia</text:p>
                <text:list>
                  <text:list-item>
                    <text:p>Crime</text:p>
                  </text:list-item>
                  <text:list-item>
                    <text:p>Eficiencia</text:p>
                  </text:list-item>
                </text:list>
                <draw:g>
                  <svg:desc>Sheet1.H2:Sheet1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rial</text:p>
                <draw:g>
                  <svg:desc>Sheet1.A4:Sheet1.A8</svg:desc>
                </draw:g>
              </table:table-cell>
              <table:table-cell office:value-type="float" office:value="1143.727">
                <text:p>1143.727</text:p>
                <draw:g>
                  <svg:desc>Sheet1.C4:Sheet1.C8</svg:desc>
                </draw:g>
              </table:table-cell>
              <table:table-cell office:value-type="float" office:value="1">
                <text:p>1</text:p>
                <draw:g>
                  <svg:desc>Sheet1.D4:Sheet1.D8</svg:desc>
                </draw:g>
              </table:table-cell>
              <table:table-cell office:value-type="float" office:value="NaN">
                <text:p>NaN</text:p>
                <draw:g>
                  <svg:desc>Sheet1.E4:Sheet1.E8</svg:desc>
                </draw:g>
              </table:table-cell>
              <table:table-cell office:value-type="float" office:value="141057">
                <text:p>141057</text:p>
                <draw:g>
                  <svg:desc>Sheet1.F4:Sheet1.F6</svg:desc>
                </draw:g>
              </table:table-cell>
              <table:table-cell office:value-type="float" office:value="1">
                <text:p>1</text:p>
                <draw:g>
                  <svg:desc>Sheet1.G4:Sheet1.G7</svg:desc>
                </draw:g>
              </table:table-cell>
              <table:table-cell office:value-type="float" office:value="NaN">
                <text:p>NaN</text:p>
                <draw:g>
                  <svg:desc>Sheet1.H4:Sheet1.H6</svg:desc>
                </draw:g>
              </table:table-cell>
            </table:table-row>
            <table:table-row>
              <table:table-cell office:value-type="string">
                <text:p>Pthreads 16</text:p>
              </table:table-cell>
              <table:table-cell office:value-type="float" office:value="12315.6814">
                <text:p>12315.6814</text:p>
              </table:table-cell>
              <table:table-cell office:value-type="float" office:value="0.0928675371547043">
                <text:p>0.0928675371547043</text:p>
              </table:table-cell>
              <table:table-cell office:value-type="float" office:value="0.00580422107216902">
                <text:p>0.00580422107216902</text:p>
              </table:table-cell>
              <table:table-cell office:value-type="float" office:value="32710.23">
                <text:p>32710.23</text:p>
              </table:table-cell>
              <table:table-cell office:value-type="float" office:value="4.31232064097379">
                <text:p>4.31232064097379</text:p>
              </table:table-cell>
              <table:table-cell office:value-type="float" office:value="0.269520040060862">
                <text:p>0.269520040060862</text:p>
              </table:table-cell>
            </table:table-row>
            <table:table-row>
              <table:table-cell office:value-type="string">
                <text:p>Pthreads 32</text:p>
              </table:table-cell>
              <table:table-cell office:value-type="float" office:value="13670.406354">
                <text:p>13670.406354</text:p>
              </table:table-cell>
              <table:table-cell office:value-type="float" office:value="0.0836644478871209">
                <text:p>0.0836644478871209</text:p>
              </table:table-cell>
              <table:table-cell office:value-type="float" office:value="0.00261451399647253">
                <text:p>0.00261451399647253</text:p>
              </table:table-cell>
              <table:table-cell office:value-type="float" office:value="36360.9">
                <text:p>36360.9</text:p>
              </table:table-cell>
              <table:table-cell office:value-type="float" office:value="3.87935942179649">
                <text:p>3.87935942179649</text:p>
              </table:table-cell>
              <table:table-cell office:value-type="float" office:value="0.12122998193114">
                <text:p>0.12122998193114</text:p>
              </table:table-cell>
            </table:table-row>
            <table:table-row>
              <table:table-cell office:value-type="string">
                <text:p>OpenMp 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penMp 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176cm" svg:y="0.316cm" chart:style-name="ch2">
          <text:p>CENAT</text:p>
        </chart:title>
        <chart:legend chart:legend-position="end" svg:x="12.142cm" svg:y="2.956cm" style:legend-expansion="high" chart:style-name="ch3"/>
        <chart:plot-area chart:style-name="ch4" table:cell-range-address="Sheet1.A4:Sheet1.A8 Sheet1.C2:Sheet1.H3 Sheet1.J4:Sheet1.J8 Sheet1.K4:Sheet1.K7 Sheet1.L4:Sheet1.N8 Sheet1.O4:Sheet1.O7" chart:data-source-has-labels="both" svg:x="0.32cm" svg:y="1.275cm" svg:width="11.502cm" svg:height="7.545cm">
          <chartooo:coordinate-region svg:x="1.682cm" svg:y="1.474cm" svg:width="8.777cm" svg:height="6.699cm"/>
          <chart:axis chart:dimension="x" chart:name="primary-x" chart:style-name="ch5" chartooo:axis-type="auto">
            <chartooo:date-scale/>
            <chart:categories table:cell-range-address="Sheet1.A4:Sheet1.A8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J4:Sheet1.J8" chart:label-cell-address="Sheet1.C2:Sheet1.C3" chart:class="chart:line">
            <chart:data-point chart:repeated="5"/>
          </chart:series>
          <chart:series chart:attached-axis="primary-y" chart:style-name="ch9" chart:values-cell-range-address="Sheet1.K4:Sheet1.K7" chart:label-cell-address="Sheet1.D2:Sheet1.D3" chart:class="chart:line">
            <chart:data-point chart:repeated="4"/>
          </chart:series>
          <chart:series chart:attached-axis="primary-y" chart:style-name="ch10" chart:values-cell-range-address="Sheet1.L4:Sheet1.L8" chart:label-cell-address="Sheet1.E2:Sheet1.E3" chart:class="chart:line">
            <chart:data-point chart:repeated="5"/>
          </chart:series>
          <chart:series chart:attached-axis="primary-y" chart:style-name="ch11" chart:values-cell-range-address="Sheet1.M4:Sheet1.M8" chart:label-cell-address="Sheet1.F2:Sheet1.F3" chart:class="chart:line">
            <chart:data-point chart:repeated="5"/>
          </chart:series>
          <chart:series chart:attached-axis="primary-y" chart:style-name="ch12" chart:values-cell-range-address="Sheet1.N4:Sheet1.N8" chart:label-cell-address="Sheet1.G2:Sheet1.G3" chart:class="chart:line">
            <chart:data-point chart:repeated="5"/>
          </chart:series>
          <chart:series chart:attached-axis="primary-y" chart:style-name="ch13" chart:values-cell-range-address="Sheet1.O4:Sheet1.O7" chart:label-cell-address="Sheet1.H2:Sheet1.H3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 Tiempo</text:p>
                <text:list>
                  <text:list-item>
                    <text:p>Test</text:p>
                  </text:list-item>
                  <text:list-item>
                    <text:p>Tiempo</text:p>
                  </text:list-item>
                </text:list>
                <draw:g>
                  <svg:desc>Sheet1.C2:Sheet1.C3</svg:desc>
                </draw:g>
              </table:table-cell>
              <table:table-cell office:value-type="string">
                <text:p>Test Speedup</text:p>
                <text:list>
                  <text:list-item>
                    <text:p>Test</text:p>
                  </text:list-item>
                  <text:list-item>
                    <text:p>Speedup</text:p>
                  </text:list-item>
                </text:list>
                <draw:g>
                  <svg:desc>Sheet1.D2:Sheet1.D3</svg:desc>
                </draw:g>
              </table:table-cell>
              <table:table-cell office:value-type="string">
                <text:p>Test Eficiencia</text:p>
                <text:list>
                  <text:list-item>
                    <text:p>Test</text:p>
                  </text:list-item>
                  <text:list-item>
                    <text:p>Eficiencia</text:p>
                  </text:list-item>
                </text:list>
                <draw:g>
                  <svg:desc>Sheet1.E2:Sheet1.E3</svg:desc>
                </draw:g>
              </table:table-cell>
              <table:table-cell office:value-type="string">
                <text:p>Crime Tiempo</text:p>
                <text:list>
                  <text:list-item>
                    <text:p>Crime</text:p>
                  </text:list-item>
                  <text:list-item>
                    <text:p>Tiempo</text:p>
                  </text:list-item>
                </text:list>
                <draw:g>
                  <svg:desc>Sheet1.F2:Sheet1.F3</svg:desc>
                </draw:g>
              </table:table-cell>
              <table:table-cell office:value-type="string">
                <text:p>Crime Speedup</text:p>
                <text:list>
                  <text:list-item>
                    <text:p>Crime</text:p>
                  </text:list-item>
                  <text:list-item>
                    <text:p>Speedup</text:p>
                  </text:list-item>
                </text:list>
                <draw:g>
                  <svg:desc>Sheet1.G2:Sheet1.G3</svg:desc>
                </draw:g>
              </table:table-cell>
              <table:table-cell office:value-type="string">
                <text:p>Crime Eficiencia</text:p>
                <text:list>
                  <text:list-item>
                    <text:p>Crime</text:p>
                  </text:list-item>
                  <text:list-item>
                    <text:p>Eficiencia</text:p>
                  </text:list-item>
                </text:list>
                <draw:g>
                  <svg:desc>Sheet1.H2:Sheet1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rial</text:p>
                <draw:g>
                  <svg:desc>Sheet1.A4:Sheet1.A8</svg:desc>
                </draw:g>
              </table:table-cell>
              <table:table-cell office:value-type="float" office:value="4369.03714">
                <text:p>4369.03714</text:p>
                <draw:g>
                  <svg:desc>Sheet1.J4:Sheet1.J8</svg:desc>
                </draw:g>
              </table:table-cell>
              <table:table-cell office:value-type="float" office:value="1">
                <text:p>1</text:p>
                <draw:g>
                  <svg:desc>Sheet1.K4:Sheet1.K7</svg:desc>
                </draw:g>
              </table:table-cell>
              <table:table-cell office:value-type="float" office:value="NaN">
                <text:p>NaN</text:p>
                <draw:g>
                  <svg:desc>Sheet1.L4:Sheet1.L8</svg:desc>
                </draw:g>
              </table:table-cell>
              <table:table-cell office:value-type="float" office:value="604402.2">
                <text:p>604402.2</text:p>
                <draw:g>
                  <svg:desc>Sheet1.M4:Sheet1.M8</svg:desc>
                </draw:g>
              </table:table-cell>
              <table:table-cell office:value-type="float" office:value="1">
                <text:p>1</text:p>
                <draw:g>
                  <svg:desc>Sheet1.N4:Sheet1.N8</svg:desc>
                </draw:g>
              </table:table-cell>
              <table:table-cell office:value-type="float" office:value="NaN">
                <text:p>NaN</text:p>
                <draw:g>
                  <svg:desc>Sheet1.O4:Sheet1.O7</svg:desc>
                </draw:g>
              </table:table-cell>
            </table:table-row>
            <table:table-row>
              <table:table-cell office:value-type="string">
                <text:p>Pthreads 16</text:p>
              </table:table-cell>
              <table:table-cell office:value-type="float" office:value="47054.5299978">
                <text:p>47054.5299978</text:p>
              </table:table-cell>
              <table:table-cell office:value-type="float" office:value="0.0928505106778087">
                <text:p>0.0928505106778087</text:p>
              </table:table-cell>
              <table:table-cell office:value-type="float" office:value="0.00036269730733519">
                <text:p>0.00036269730733519</text:p>
              </table:table-cell>
              <table:table-cell office:value-type="float" office:value="185093.1">
                <text:p>185093.1</text:p>
              </table:table-cell>
              <table:table-cell office:value-type="float" office:value="3.26539563063129">
                <text:p>3.26539563063129</text:p>
              </table:table-cell>
              <table:table-cell office:value-type="float" office:value="0.0127554516821535">
                <text:p>0.0127554516821535</text:p>
              </table:table-cell>
            </table:table-row>
            <table:table-row>
              <table:table-cell office:value-type="string">
                <text:p>Pthreads 32</text:p>
              </table:table-cell>
              <table:table-cell office:value-type="float" office:value="52230.528297558">
                <text:p>52230.528297558</text:p>
              </table:table-cell>
              <table:table-cell office:value-type="float" office:value="0.0836491087187466">
                <text:p>0.0836491087187466</text:p>
              </table:table-cell>
              <table:table-cell office:value-type="float" office:value="0.000163377165466302">
                <text:p>0.000163377165466302</text:p>
              </table:table-cell>
              <table:table-cell office:value-type="float" office:value="340671.6">
                <text:p>340671.6</text:p>
              </table:table-cell>
              <table:table-cell office:value-type="float" office:value="1.77414906320339">
                <text:p>1.77414906320339</text:p>
              </table:table-cell>
              <table:table-cell office:value-type="float" office:value="0.00346513488906912">
                <text:p>0.00346513488906912</text:p>
              </table:table-cell>
            </table:table-row>
            <table:table-row>
              <table:table-cell office:value-type="string">
                <text:p>OpenMp 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penMp 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Linux_X86_64 LibreOffice_project/4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